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200%" style:shadow="none"/>
    </style:style>
    <style:style style:name="P2" style:family="paragraph" style:parent-style-name="Standard">
      <style:paragraph-properties fo:text-align="center" style:justify-single-word="false"/>
      <style:text-properties fo:font-weight="bold" style:font-weight-asian="bold" style:font-weight-complex="bol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olonchelo</text:p>
      <text:p text:style-name="Standard"/>
      <text:p text:style-name="P1">Con violentos golpes hace sonar las cuerdas del violonchelo. Sentado en un banco de la estación Pueyrredón, el artista recibe las monedas de su público circunstancial en el fondo de un sombrero con alas. Gris y gastado, el recuerdo del abuelo le hace de caja de ahorros a la vez que lo protege del invierno cuando sale a la superficie.</text:p>
      <text:p text:style-name="P1">Con violencia, pero con gracia, le va arrancando las notas al pesando instrumento que recuesta sobre su hombro derecho. Una señorita de bufanda casi tan larga como para barrer el piso se queda escuchándolo un buen rato y luego deja un billete de 5 pesos. Él le agradece con una sonrisa reverencial. No es algo de todos los días. Y menos de un minuto después hace una pausa casi imperceptible para echarse el billete en el bolsillo del saco. Por las dudas.</text:p>
      <text:p text:style-name="P1">Luego de la última bocina de alerta, el subte cierra sus puertas. Como siempre, algunos quedaron del lado de afuera sin más remedio que esperar por el próximo. La chica de la bufanda larga está del lado de adentro. No hay lugar para sentarse, por lo que se acomoda a un costado, sosteniéndose firme con su mano derecha. En la siguiente estación se repite el ritual; las puertas se abren, gente entra y sale chocándose, bocina, alguna corrida, las puertas se cierran.</text:p>
      <text:p text:style-name="P1">De todas las personas que subieron nos interesa un oficial de policía. Viste de uniforme aunque no tiene la gorra puesta, la sujeta con las dos manos y viaja con la espalda apoyada junto a una puerta. La chica de la bufanda larga alcanza a ver el interior de la gorra. Una imagen de Nuestra Señora de Luján. Se pregunta si estará en todas las gorras de todos los oficiales de policía o será un detalle solo de esta, bordada tal vez por una madre o esposa preocupada.</text:p>
      <text:p text:style-name="P1">Estación Bulnes. La chica de la bufanda larga se baja y sube un anciano de sobretodo. Con pelo cano y ralo, el hombre hace su entrada tosiendo y quejándose. El subte amaga ponerse en marcha nuevamente pero carraspea antes de arrancar definitivamente. Como carraspea el viejo, que aprovecha la sacudida para volver a quejarse, aunque nadie lo escuche. Una joven muy delgada le da su asiento y se para junto al oficial de policía. Repara también en la imagen de la Virgen, pero le parece una pavada. Segundos después, a medida que el subte aminora la marcha, mira por la <text:soft-page-break/>ventana el nombre de la próxima estación. Sí, es esta. </text:p>
      <text:p text:style-name="P1">Pertenece a una especie de “club” en Internet que organiza encuentros muy extraños y fugaces. Una especie de diversión para personas aburridas de todo. ¿Quién será? Una de las personas que subió es un estudiante de secundaria de 16 años. Alto para su edad, pero todavía con cara de pavo y acné, mucho acné. Aprieta en su mano un papel con las coordenadas y la identificación: línea D, Plaza Italia, 3er vagón, 14:25, tatuaje en el cuello. La joven delgada no lo reconoció aún, pero eso no importa. Tal vez ni siquiera se voltee a verlo. Corre su cabellera con la mano dejando su cuello al descubierto. El símbolo chino en tinta negra funciona como un imán para su cómplice que se acerca por la espalda y se lo besa. El corazón le late con mucha fuerza, tanta que parece que se le va salir. No puede cree que se haya animado a hacerlo. Baja corriendo en Palermo.</text:p>
      <text:p text:style-name="P1">El viejo, que vio toda la escena, murmura para sí mismo algo sobre los jóvenes de hoy en día, a la vez que recuerda con nostalgia alguna aventura de la juventud.</text:p>
      <text:p text:style-name="P1">Algunas estaciones más atrás, un violonchelo toca La Cumparsita, último tema del día antes de volver a la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8-24T21:49:19</meta:creation-date>
    <dc:date>2012-03-23T15:54:53</dc:date>
    <dc:creator>jjconti </dc:creator>
    <meta:editing-duration>PT09H31M32S</meta:editing-duration>
    <meta:editing-cycles>9</meta:editing-cycles>
    <meta:generator>OpenOffice.org/3.2$Unix OpenOffice.org_project/320m12$Build-9483</meta:generator>
    <meta:document-statistic meta:table-count="0" meta:image-count="0" meta:object-count="0" meta:page-count="2" meta:paragraph-count="9" meta:word-count="632" meta:character-count="3490"/>
  </office:meta>
</office:document-meta>
</file>